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center"/>
      <style:text-properties fo:language="cs" fo:country="CZ"/>
    </style:style>
    <style:style style:name="P2" style:parent-style-name="Textbody" style:family="paragraph">
      <style:paragraph-properties fo:text-align="center"/>
      <style:text-properties fo:language="cs" fo:country="CZ"/>
    </style:style>
    <style:style style:name="P3" style:parent-style-name="Textbody" style:family="paragraph">
      <style:paragraph-properties fo:text-align="center"/>
      <style:text-properties fo:language="cs" fo:country="CZ"/>
    </style:style>
    <style:style style:name="P4" style:parent-style-name="Standard" style:family="paragraph">
      <style:text-properties fo:font-weight="bold" style:font-weight-asian="bold" style:font-weight-complex="bold" fo:language="cs" fo:country="CZ"/>
    </style:style>
    <style:style style:name="T5" style:parent-style-name="Standardnípísmoodstavce" style:family="text">
      <style:text-properties fo:language="cs" fo:country="CZ"/>
    </style:style>
    <style:style style:name="T6" style:parent-style-name="Standardnípísmoodstavce" style:family="text">
      <style:text-properties fo:language="cs" fo:country="CZ"/>
    </style:style>
    <style:style style:name="P7" style:parent-style-name="Textbody" style:family="paragraph">
      <style:text-properties fo:language="cs" fo:country="CZ"/>
    </style:style>
    <style:style style:name="P8" style:parent-style-name="Textbody" style:family="paragraph">
      <style:text-properties fo:font-weight="bold" style:font-weight-asian="bold" style:font-weight-complex="bold" fo:language="cs" fo:country="CZ"/>
    </style:style>
    <style:style style:name="P9" style:parent-style-name="Textbody" style:family="paragraph">
      <style:text-properties fo:language="cs" fo:country="CZ"/>
    </style:style>
    <style:style style:name="P10" style:parent-style-name="Textbody" style:family="paragraph">
      <style:text-properties fo:language="cs" fo:country="CZ"/>
    </style:style>
    <style:style style:name="P11" style:parent-style-name="Textbody" style:family="paragraph">
      <style:text-properties fo:font-weight="bold" style:font-weight-asian="bold" style:font-weight-complex="bold" fo:language="cs" fo:country="CZ"/>
    </style:style>
    <style:style style:name="P12" style:parent-style-name="Textbody" style:family="paragraph">
      <style:text-properties fo:language="cs" fo:country="CZ"/>
    </style:style>
    <style:style style:name="P13" style:parent-style-name="Textbody" style:family="paragraph">
      <style:text-properties fo:language="cs" fo:country="CZ"/>
    </style:style>
    <style:style style:name="P14" style:parent-style-name="Textbody" style:family="paragraph">
      <style:text-properties fo:language="cs" fo:country="CZ"/>
    </style:style>
    <style:style style:name="P15" style:parent-style-name="Textbody" style:family="paragraph">
      <style:text-properties fo:language="cs" fo:country="CZ"/>
    </style:style>
    <style:style style:name="P16" style:parent-style-name="Textbody" style:family="paragraph">
      <style:text-properties fo:language="cs" fo:country="CZ"/>
    </style:style>
    <style:style style:name="P17" style:parent-style-name="Textbody" style:family="paragraph">
      <style:text-properties fo:language="cs" fo:country="CZ"/>
    </style:style>
    <style:style style:name="P18" style:parent-style-name="Textbody" style:family="paragraph">
      <style:text-properties fo:language="cs" fo:country="CZ"/>
    </style:style>
    <style:style style:name="P19" style:parent-style-name="Textbody" style:family="paragraph">
      <style:text-properties fo:language="cs" fo:country="CZ"/>
    </style:style>
    <style:style style:name="P20" style:parent-style-name="Textbody" style:family="paragraph">
      <style:text-properties fo:language="cs" fo:country="CZ"/>
    </style:style>
    <style:style style:name="P21" style:parent-style-name="Textbody" style:family="paragraph">
      <style:text-properties fo:language="cs" fo:country="CZ"/>
    </style:style>
    <style:style style:name="P22" style:parent-style-name="Normální" style:family="paragraph">
      <style:paragraph-properties fo:break-before="page"/>
      <style:text-properties fo:language="cs" fo:country="CZ"/>
    </style:style>
    <style:style style:name="P23" style:parent-style-name="Textbody" style:family="paragraph">
      <style:text-properties fo:language="cs" fo:country="CZ"/>
    </style:style>
    <style:style style:name="P24" style:parent-style-name="Odstavecseseznamem" style:family="paragraph">
      <style:text-properties fo:language="cs" fo:country="CZ"/>
    </style:style>
    <style:style style:name="P25" style:parent-style-name="Odstavecseseznamem" style:family="paragraph">
      <style:paragraph-properties fo:margin-bottom="0.1666in" fo:margin-left="0.4958in" fo:text-indent="-0.2479in">
        <style:tab-stops/>
      </style:paragraph-properties>
      <style:text-properties fo:language="cs" fo:country="CZ"/>
    </style:style>
    <style:style style:name="P26" style:parent-style-name="Nadpis3" style:family="paragraph">
      <style:paragraph-properties fo:margin-top="0in"/>
      <style:text-properties fo:language="cs" fo:country="CZ"/>
    </style:style>
    <style:style style:name="P27" style:parent-style-name="Normální" style:family="paragraph">
      <style:text-properties fo:language="cs" fo:country="CZ"/>
    </style:style>
    <style:style style:name="P28" style:parent-style-name="Odstavecseseznamem" style:family="paragraph">
      <style:text-properties fo:language="cs" fo:country="CZ"/>
    </style:style>
    <style:style style:name="P29" style:parent-style-name="Odstavecseseznamem" style:family="paragraph">
      <style:text-properties fo:language="cs" fo:country="CZ"/>
    </style:style>
    <style:style style:name="P30" style:parent-style-name="Normální" style:family="paragraph">
      <style:text-properties fo:language="cs" fo:country="CZ"/>
    </style:style>
    <style:style style:name="P31" style:parent-style-name="Nadpis3" style:family="paragraph">
      <style:text-properties fo:language="cs" fo:country="CZ"/>
    </style:style>
    <style:style style:name="P32" style:parent-style-name="Odstavecseseznamem" style:family="paragraph">
      <style:text-properties fo:language="cs" fo:country="CZ"/>
    </style:style>
    <style:style style:name="P33" style:parent-style-name="Odstavecseseznamem" style:family="paragraph">
      <style:text-properties fo:language="cs" fo:country="CZ"/>
    </style:style>
    <style:style style:name="P34" style:parent-style-name="Normální" style:family="paragraph">
      <style:text-properties fo:language="cs" fo:country="CZ"/>
    </style:style>
    <style:style style:name="P35" style:parent-style-name="Nadpis3" style:family="paragraph">
      <style:text-properties fo:language="cs" fo:country="CZ"/>
    </style:style>
    <style:style style:name="TableColumn37" style:family="table-column">
      <style:table-column-properties style:column-width="2.2284in"/>
    </style:style>
    <style:style style:name="TableColumn38" style:family="table-column">
      <style:table-column-properties style:column-width="2.2284in"/>
    </style:style>
    <style:style style:name="TableColumn39" style:family="table-column">
      <style:table-column-properties style:column-width="2.2291in"/>
    </style:style>
    <style:style style:name="Table36" style:family="table">
      <style:table-properties style:width="6.686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ální" style:family="paragraph">
      <style:text-properties fo:language="cs" fo:country="CZ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ální" style:family="paragraph">
      <style:text-properties fo:language="cs" fo:country="CZ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ální" style:family="paragraph">
      <style:text-properties fo:language="cs" fo:country="CZ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ální" style:family="paragraph">
      <style:text-properties fo:language="cs" fo:country="CZ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ální" style:family="paragraph">
      <style:text-properties fo:language="cs" fo:country="CZ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ální" style:family="paragraph">
      <style:text-properties fo:language="cs" fo:country="CZ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ální" style:family="paragraph">
      <style:text-properties fo:language="cs" fo:country="CZ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ální" style:family="paragraph">
      <style:text-properties fo:language="cs" fo:country="CZ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ální" style:family="paragraph">
      <style:text-properties fo:language="cs" fo:country="CZ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ální" style:family="paragraph">
      <style:text-properties fo:language="cs" fo:country="CZ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ální" style:family="paragraph">
      <style:text-properties fo:language="cs" fo:country="CZ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ální" style:family="paragraph">
      <style:text-properties fo:language="cs" fo:country="CZ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ální" style:family="paragraph">
      <style:text-properties fo:language="cs" fo:country="CZ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ální" style:family="paragraph">
      <style:text-properties fo:language="cs" fo:country="CZ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ální" style:family="paragraph">
      <style:text-properties fo:language="cs" fo:country="CZ"/>
    </style:style>
    <style:style style:name="P75" style:parent-style-name="Nadpis3" style:family="paragraph">
      <style:text-properties fo:language="cs" fo:country="CZ"/>
    </style:style>
    <style:style style:name="P76" style:parent-style-name="Nadpis3" style:family="paragraph">
      <style:text-properties fo:language="cs" fo:country="CZ"/>
    </style:style>
    <style:style style:name="TableColumn78" style:family="table-column">
      <style:table-column-properties style:column-width="1.6715in"/>
    </style:style>
    <style:style style:name="TableColumn79" style:family="table-column">
      <style:table-column-properties style:column-width="1.6715in"/>
    </style:style>
    <style:style style:name="TableColumn80" style:family="table-column">
      <style:table-column-properties style:column-width="1.6715in"/>
    </style:style>
    <style:style style:name="TableColumn81" style:family="table-column">
      <style:table-column-properties style:column-width="1.6715in"/>
    </style:style>
    <style:style style:name="Table77" style:family="table">
      <style:table-properties style:width="6.686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ální" style:family="paragraph">
      <style:text-properties fo:language="cs" fo:country="CZ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ální" style:family="paragraph">
      <style:text-properties fo:language="cs" fo:country="CZ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ální" style:family="paragraph">
      <style:text-properties fo:language="cs" fo:country="CZ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ální" style:family="paragraph">
      <style:text-properties fo:language="cs" fo:country="CZ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ální" style:family="paragraph">
      <style:text-properties fo:language="cs" fo:country="CZ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ální" style:family="paragraph">
      <style:text-properties fo:language="cs" fo:country="CZ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ální" style:family="paragraph">
      <style:text-properties fo:language="cs" fo:country="CZ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ální" style:family="paragraph">
      <style:text-properties fo:language="cs" fo:country="CZ"/>
    </style:style>
    <style:style style:name="P100" style:parent-style-name="Normální" style:family="paragraph">
      <style:text-properties fo:language="cs" fo:country="CZ"/>
    </style:style>
    <style:style style:name="P101" style:parent-style-name="Normální" style:family="paragraph">
      <style:paragraph-properties fo:break-before="page"/>
      <style:text-properties fo:language="cs" fo:country="CZ"/>
    </style:style>
    <style:style style:name="P102" style:parent-style-name="Nadpis3" style:family="paragraph">
      <style:text-properties fo:language="cs" fo:country="CZ"/>
    </style:style>
    <style:style style:name="P103" style:parent-style-name="Textbody" style:family="paragraph">
      <style:text-properties fo:language="cs" fo:country="CZ"/>
    </style:style>
    <style:style style:name="P104" style:parent-style-name="Nadpis3" style:family="paragraph">
      <style:text-properties fo:language="cs" fo:country="CZ"/>
    </style:style>
    <style:style style:name="P105" style:parent-style-name="Normální" style:family="paragraph">
      <style:text-properties fo:language="cs" fo:country="CZ"/>
    </style:style>
    <style:style style:name="P106" style:parent-style-name="Odstavecseseznamem" style:family="paragraph"/>
    <style:style style:name="P107" style:parent-style-name="Odstavecseseznamem" style:family="paragraph"/>
    <style:style style:name="P108" style:parent-style-name="Odstavecseseznamem" style:family="paragraph"/>
    <style:style style:name="P109" style:parent-style-name="Odstavecseseznamem" style:family="paragraph"/>
    <style:style style:name="P110" style:parent-style-name="Odstavecseseznamem" style:family="paragraph"/>
  </office:automatic-styles>
  <office:body>
    <office:text text:use-soft-page-breaks="true">
      <text:h text:style-name="P1" text:outline-level="1">Projekt kebab</text:h>
      <text:p text:style-name="P2">Zadávající: Ing. Lucie Zachovalová</text:p>
      <text:p text:style-name="P3">Vykonavatelé: ST.1 – Kebabos s.r.o</text:p>
      <text:p text:style-name="P4">Popis projektu:</text:p>
      <text:p text:style-name="Standard"><text:span text:style-name="T5">Hodnocení atypických kebabáren, a sezbírání dat, popsat zážitek, energii z místa a obsluhy a prezentace dat na<text:s/></text:span><text:a xlink:href="https://vecernicek.eu/" office:target-frame-name="_top" xlink:show="replace"><text:span text:style-name="T6">webové stránce</text:span></text:a></text:p>
      <text:p text:style-name="P7"/>
      <text:p text:style-name="P8">Cíl projektu:</text:p>
      <text:p text:style-name="P9">Objevení nejlepších atypických kebabů v praze</text:p>
      <text:p text:style-name="P10"/>
      <text:p text:style-name="P11">Zpracování projektu:</text:p>
      <text:p text:style-name="P12">Zpracování obsahu bude na webové stránce ve formě blogu</text:p>
      <text:p text:style-name="P13"/>
      <text:p text:style-name="P14"/>
      <text:p text:style-name="P15"/>
      <text:p text:style-name="P16">Kontakt:</text:p>
      <text:p text:style-name="P17">Daniel Mandinec (Autor a správce webových stránek): xxx xxx xxx</text:p>
      <text:p text:style-name="P18">Jan Hrubeš (Organizátor): xxx xxx xxx</text:p>
      <text:p text:style-name="P19">Antonín Pivoňka (Písař): xxx xxx xxx</text:p>
      <text:p text:style-name="P20">Ondřej Douša (Datový analytik): xxx xxx xxx</text:p>
      <text:p text:style-name="P21">Jiří Šedivý (Mecenáš): xxx xxx xxx</text:p>
      <text:p text:style-name="P22"/>
      <text:soft-page-break/>
      <text:h text:style-name="Nadpis2" text:outline-level="2">Zpráva o stavu projektu</text:h>
      <text:p text:style-name="P23">Dokument zpracoval:<text:s/>Ondřej Douša<text:line-break/>Datum 1.4. 2026</text:p>
      <text:h text:style-name="Nadpis3" text:outline-level="3">Základní informace</text:h>
      <text:list text:style-name="LFO3" text:continue-numbering="true">
        <text:list-item>
          <text:p text:style-name="P24">Časový rozsah projektu:<text:s/>4. 3. 2026 –<text:s/>13. 5. 2026</text:p>
        </text:list-item>
        <text:list-item>
          <text:p text:style-name="P25">Ředitel projektu: Daniel Mandinec</text:p>
        </text:list-item>
      </text:list>
      <text:h text:style-name="P26" text:outline-level="3">Aktuální stav</text:h>
      <text:p text:style-name="P27">Projekt postupuje v souladu s očekáváním.</text:p>
      <text:list text:style-name="LFO6" text:continue-numbering="true">
        <text:list-item>
          <text:p text:style-name="P28">Probíhá postupné zaznamenávání dat a příprava na zpracování</text:p>
        </text:list-item>
      </text:list>
      <text:list text:style-name="LFO4" text:continue-numbering="true">
        <text:list-item>
          <text:p text:style-name="P29">Probíhá plánování dalších testování</text:p>
        </text:list-item>
      </text:list>
      <text:p text:style-name="P30"/>
      <text:h text:style-name="P31" text:outline-level="3">Předchozí průběh</text:h>
      <text:list text:style-name="LFO4" text:continue-numbering="true">
        <text:list-item>
          <text:p text:style-name="P32">Návštěva restauračního zařízení na Hůrce (11.<text:s/>3. 2026)</text:p>
        </text:list-item>
        <text:list-item>
          <text:p text:style-name="P33">Návštěva restauračního zařízení Budějovická (18. 3. 2026)</text:p>
        </text:list-item>
      </text:list>
      <text:p text:style-name="P34"/>
      <text:h text:style-name="P35" text:outline-level="3">Rizika</text:h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Riziko</text:p>
          </table:table-cell>
          <table:table-cell table:style-name="TableCell43">
            <text:p text:style-name="P44">Nedostatek financí</text:p>
          </table:table-cell>
          <table:table-cell table:style-name="TableCell45">
            <text:p text:style-name="P46">Otrava jídlem</text:p>
          </table:table-cell>
        </table:table-row>
        <table:table-row table:style-name="TableRow47">
          <table:table-cell table:style-name="TableCell48">
            <text:p text:style-name="P49">Dopad</text:p>
          </table:table-cell>
          <table:table-cell table:style-name="TableCell50">
            <text:p text:style-name="P51">Nemožnost testování</text:p>
          </table:table-cell>
          <table:table-cell table:style-name="TableCell52">
            <text:p text:style-name="P53">Odložení dalšího testování</text:p>
          </table:table-cell>
        </table:table-row>
        <table:table-row table:style-name="TableRow54">
          <table:table-cell table:style-name="TableCell55">
            <text:p text:style-name="P56">Řešení</text:p>
          </table:table-cell>
          <table:table-cell table:style-name="TableCell57">
            <text:p text:style-name="P58">Efektivní rozprostření testování</text:p>
          </table:table-cell>
          <table:table-cell table:style-name="TableCell59">
            <text:p text:style-name="P60">Návštěvy jen kvalitních restaurací</text:p>
          </table:table-cell>
        </table:table-row>
        <table:table-row table:style-name="TableRow61">
          <table:table-cell table:style-name="TableCell62">
            <text:p text:style-name="P63">Pravděpodobnost vzniku</text:p>
          </table:table-cell>
          <table:table-cell table:style-name="TableCell64">
            <text:p text:style-name="P65">50 %</text:p>
          </table:table-cell>
          <table:table-cell table:style-name="TableCell66">
            <text:p text:style-name="P67">7 %</text:p>
          </table:table-cell>
        </table:table-row>
        <table:table-row table:style-name="TableRow68">
          <table:table-cell table:style-name="TableCell69">
            <text:p text:style-name="P70">Stav</text:p>
          </table:table-cell>
          <table:table-cell table:style-name="TableCell71">
            <text:p text:style-name="P72">Aktuální</text:p>
          </table:table-cell>
          <table:table-cell table:style-name="TableCell73">
            <text:p text:style-name="P74">Aktuální</text:p>
          </table:table-cell>
        </table:table-row>
      </table:table>
      <text:h text:style-name="P75" text:outline-level="3"/>
      <text:h text:style-name="P76" text:outline-level="3">Požadavky na změny z pohledu projektového týmu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Požadavek</text:p>
          </table:table-cell>
          <table:table-cell table:style-name="TableCell85">
            <text:p text:style-name="P86">Odpovědná os.</text:p>
          </table:table-cell>
          <table:table-cell table:style-name="TableCell87">
            <text:p text:style-name="P88">Termín</text:p>
          </table:table-cell>
          <table:table-cell table:style-name="TableCell89">
            <text:p text:style-name="P90">Poznámka</text:p>
          </table:table-cell>
        </table:table-row>
        <table:table-row table:style-name="TableRow91">
          <table:table-cell table:style-name="TableCell92">
            <text:p text:style-name="P93">Více finančních prostředků</text:p>
          </table:table-cell>
          <table:table-cell table:style-name="TableCell94">
            <text:p text:style-name="P95">JŠ</text:p>
          </table:table-cell>
          <table:table-cell table:style-name="TableCell96">
            <text:p text:style-name="P97">1. 4. 2026 -<text:s/>30. 4. 2026</text:p>
          </table:table-cell>
          <table:table-cell table:style-name="TableCell98">
            <text:p text:style-name="P99">-</text:p>
          </table:table-cell>
        </table:table-row>
      </table:table>
      <text:p text:style-name="P100"/>
      <text:p text:style-name="P101"/>
      <text:soft-page-break/>
      <text:h text:style-name="Nadpis2" text:outline-level="2">Zápis z porady 1. 4. 2026</text:h>
      <text:h text:style-name="P102" text:outline-level="3">Přítomni:</text:h>
      <text:p text:style-name="P103">Ondřej Douša, Jan Hrubeš, Jiří Šedivý, Daniel Mandinec</text:p>
      <text:h text:style-name="P104" text:outline-level="3">Nepřítomni:</text:h>
      <text:p text:style-name="P105">Antonín Pivoňka</text:p>
      <text:h text:style-name="Nadpis3" text:outline-level="3">Zpráva o projektu</text:h>
      <text:list text:style-name="LFO9" text:continue-numbering="true">
        <text:list-item>
          <text:p text:style-name="P106">Během porady vznikla zpráva o projektu (viz Zpráva o projektu)</text:p>
        </text:list-item>
        <text:list-item>
          <text:p text:style-name="P107">Hlavní body</text:p>
          <text:list text:continue-numbering="true">
            <text:list-item>
              <text:p text:style-name="P108">Rizika<text:s/></text:p>
            </text:list-item>
            <text:list-item>
              <text:p text:style-name="P109">Aktuální stav</text:p>
            </text:list-item>
          </text:list>
        </text:list-item>
      </text:list>
      <text:h text:style-name="Nadpis3" text:outline-level="3">Plán do budoucna</text:h>
      <text:list text:style-name="LFO10" text:continue-numbering="true">
        <text:list-item>
          <text:p text:style-name="P110">Testování<text:s/>restauračního zařízení Ječná (8. 4. 2026)</text:p>
        </text:list-item>
      </text:list>
      <text:h text:style-name="Nadpis3" text:outline-level="3">Zápis zpracoval</text:h>
      <text:p text:style-name="Normální">Ondřej Douš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dpis2" style:display-name="Nadpis 2" style:family="paragraph" style:parent-style-name="Heading" style:next-style-name="Textbody" style:default-outline-level="2">
      <style:paragraph-properties fo:text-align="center" fo:margin-top="0.1388in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cs" fo:country="CZ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font-weight="bold" style:font-weight-asian="bold" style:font-weight-complex="bold" fo:color="#0A2F40" style:font-size-complex="10.5pt" fo:hyphenate="false"/>
    </style:style>
    <style:style style:name="Nadpis4" style:display-name="Nadpis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adpis3Char" style:display-name="Nadpis 3 Char" style:family="text" style:parent-style-name="Standardnípísmoodstavce">
      <style:text-properties style:font-name="Aptos Display" style:font-name-asian="Times New Roman" style:font-name-complex="Mangal" fo:font-weight="bold" style:font-weight-asian="bold" style:font-weight-complex="bold" fo:color="#0A2F40" style:font-size-complex="10.5pt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Liberation Serif" style:font-name-asian="Songti SC" style:font-name-complex="Arial Unicode M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Liberation Serif" style:font-name-asian="Songti SC" style:font-name-complex="Arial Unicode M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n Hrubeš</dc:creator>
    <meta:creation-date>2026-03-11T09:58:00Z</meta:creation-date>
    <dc:date>2026-04-01T08:54:00Z</dc:date>
    <meta:template xlink:href="Normal.dotm" xlink:type="simple"/>
    <meta:editing-cycles>6</meta:editing-cycles>
    <meta:editing-duration>PT4080S</meta:editing-duration>
    <meta:document-statistic meta:page-count="3" meta:paragraph-count="3" meta:word-count="262" meta:character-count="1811" meta:row-count="12" meta:non-whitespace-character-count="1552"/>
  </office:meta>
</office:document-meta>
</file>